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paragraph-properties fo:text-align="center" style:justify-single-word="false"/>
      <style:text-properties fo:font-size="14pt" fo:font-weight="bold" officeooo:rsid="001c8f20" officeooo:paragraph-rsid="001c8f20"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T1" style:family="text">
      <style:text-properties officeooo:rsid="001e5f34"/>
    </style:style>
    <style:style style:name="T2" style:family="text">
      <style:text-properties style:text-position="super 58%" officeooo:rsid="001e5f34"/>
    </style:style>
    <style:style style:name="T3" style:family="text">
      <style:text-properties style:text-position="super 58%" style:text-underline-style="none" officeooo:rsid="001e5f34"/>
    </style:style>
    <style:style style:name="T4" style:family="text">
      <style:text-properties style:text-position="super 58%" style:text-underline-style="none" fo:font-weight="bold" officeooo:rsid="001e5f34" style:font-weight-asian="bold" style:font-weight-complex="bold"/>
    </style:style>
    <style:style style:name="T5" style:family="text">
      <style:text-properties style:text-position="0% 100%"/>
    </style:style>
    <style:style style:name="T6" style:family="text">
      <style:text-properties style:text-underline-style="none" officeooo:rsid="001e5f34"/>
    </style:style>
    <style:style style:name="T7" style:family="text">
      <style:text-properties style:text-underline-style="none" fo:font-weight="bold" officeooo:rsid="001e5f3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us contons le rendu !</text:p>
      <text:p text:style-name="P4"/>
      <text:p text:style-name="P5"/>
      <text:p text:style-name="P8">Groupe B</text:p>
      <text:p text:style-name="P8">GARCIA Oscar</text:p>
      <text:p text:style-name="P8">BASTARD-DELAGE Samy</text:p>
      <text:p text:style-name="P8">MANGADO Mateo</text:p>
      <text:p text:style-name="P1"/>
      <text:p text:style-name="P6">Du 26 au 29 : <text:span text:style-name="T7">1</text:span><text:span text:style-name="T4">ers</text:span><text:span text:style-name="T7">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1"/>
      <text:p text:style-name="P7"><text:span text:style-name="T1">Les « vacances »</text:span> : <text:span text:style-name="T7">Premières réunions et </text:span></text:p>
      <text:p text:style-name="P7"/>
      <text:p text:style-name="P2">-Répartition de travail</text:p>
      <text:p text:style-name="P2"/>
      <text:p text:style-name="P7">Du 26 au 29 : <text:span text:style-name="T7">1</text:span><text:span text:style-name="T4">ers</text:span><text:span text:style-name="T7"> pas</text:span></text:p>
      <text:p text:style-name="P7"/>
      <text:p text:style-name="P2">-Répartition de travail</text:p>
      <text:p text:style-name="P2"/>
      <text:p text:style-name="P7">Du 26 au 29 : <text:span text:style-name="T7">1</text:span><text:span text:style-name="T4">ers</text:span><text:span text:style-name="T7"> pas</text:span></text:p>
      <text:p text:style-name="P7"/>
      <text:p text:style-name="P2">-Répartition de travail</text:p>
      <text:p text:style-name="P2"/>
      <text:p text:style-name="P7">Du 26 au 29 : <text:span text:style-name="T7">1</text:span><text:span text:style-name="T4">ers</text:span><text:span text:style-name="T7"> pas</text:span></text:p>
      <text:p text:style-name="P7"/>
      <text:p text:style-name="P2">-Répartition de travai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0-28T10:24:02.791000000</dc:date>
    <meta:editing-duration>PT40M50S</meta:editing-duration>
    <meta:editing-cycles>2</meta:editing-cycles>
    <meta:generator>LibreOffice/7.2.7.2$Windows_X86_64 LibreOffice_project/8d71d29d553c0f7dcbfa38fbfda25ee34cce99a2</meta:generator>
    <meta:document-statistic meta:table-count="0" meta:image-count="0" meta:object-count="0" meta:page-count="1" meta:paragraph-count="18" meta:word-count="141" meta:character-count="753" meta:non-whitespace-character-count="629"/>
  </office:meta>
</office:document-meta>
</file>